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2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gantry_ribbon_conn20pi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gantry_ribbon_conn20pin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20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20 pin ribbon connector carriage breakout board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 for Type A Machin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fa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therm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1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2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3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4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5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6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aux2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7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_1a_Red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8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_1b_Black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19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_2a_Blue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>
          <table:table-cell table:style-name="ce4" office:value-type="string">
            <text:p>20</text:p>
          </table:table-cell>
          <table:table-cell table:style-name="ce4"/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_2b_Green</text:p>
          </table:table-cell>
          <table:table-cell table:style-name="ce10" table:number-columns-repeated="2"/>
          <table:table-cell table:style-name="ce14" table:number-columns-repeated="247"/>
        </table:table-row>
        <table:table-row table:style-name="ro2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6-17T16:34:59</dc:date>
    <dc:language>de-DE</dc:language>
    <meta:editing-cycles>12</meta:editing-cycles>
    <meta:editing-duration>PT30M38S</meta:editing-duration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